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crosoft YaHei" svg:font-family="'Microsoft YaHei'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Preformatted_20_Text">
      <style:text-properties fo:font-variant="normal" fo:text-transform="none" fo:color="#333333" style:text-line-through-style="none" fo:letter-spacing="normal" style:text-underline-style="none" style:text-blinking="false" style:language-asian="zh" style:country-asian="CN"/>
    </style:style>
    <style:style style:name="P3" style:family="paragraph" style:parent-style-name="Preformatted_20_Text">
      <style:paragraph-properties fo:margin-top="0cm" fo:margin-bottom="0cm" fo:text-align="start" style:justify-single-word="false" fo:widows="1" fo:padding="0cm" fo:border="none"/>
      <style:text-properties fo:font-variant="normal" fo:text-transform="none" fo:color="#333333" style:text-line-through-style="none" fo:letter-spacing="normal" style:text-underline-style="none" style:text-blinking="false"/>
    </style:style>
    <style:style style:name="P4" style:family="paragraph" style:parent-style-name="Preformatted_20_Text">
      <style:paragraph-properties fo:margin-top="0cm" fo:margin-bottom="0cm" fo:text-align="start" style:justify-single-word="false" fo:widows="1" fo:padding="0cm" fo:border="none"/>
      <style:text-properties fo:font-variant="normal" fo:text-transform="none" fo:color="#333333" style:text-line-through-style="none" fo:letter-spacing="normal" style:text-underline-style="none" style:text-blinking="false" style:font-name-asian="Microsoft YaHei" style:font-size-asian="9.75pt" style:font-style-asian="normal" style:font-weight-asian="normal"/>
    </style:style>
    <style:style style:name="P5" style:family="paragraph" style:parent-style-name="Preformatted_20_Text">
      <style:paragraph-properties fo:margin-top="0cm" fo:margin-bottom="0cm" fo:text-align="start" style:justify-single-word="false" fo:widows="1" fo:padding="0cm" fo:border="none"/>
      <style:text-properties fo:font-variant="normal" fo:text-transform="none" fo:color="#333333" style:text-line-through-style="none" fo:font-size="12pt" fo:letter-spacing="normal" style:text-underline-style="none" style:text-blinking="false" style:font-name-asian="Microsoft YaHei" style:font-size-asian="12pt" style:language-asian="zh" style:country-asian="CN" style:font-style-asian="normal" style:font-weight-asian="normal" style:font-size-complex="12pt"/>
    </style:style>
    <style:style style:name="P6" style:family="paragraph" style:parent-style-name="Preformatted_20_Text">
      <style:paragraph-properties fo:margin-top="0cm" fo:margin-bottom="0cm" fo:text-align="start" style:justify-single-word="false" fo:widows="1" fo:padding="0cm" fo:border="none"/>
      <style:text-properties fo:font-variant="normal" fo:text-transform="none" fo:color="#333333" style:text-line-through-style="none" fo:font-size="12pt" fo:letter-spacing="normal" style:text-underline-style="none" style:text-blinking="false" style:font-size-asian="12pt" style:language-asian="zh" style:country-asian="CN" style:font-size-complex="12pt"/>
    </style:style>
    <style:style style:name="P7" style:family="paragraph" style:parent-style-name="Preformatted_20_Text">
      <style:paragraph-properties fo:margin-top="0cm" fo:margin-bottom="0cm" fo:text-align="start" style:justify-single-word="false" fo:widows="1" fo:padding="0cm" fo:border="none"/>
    </style:style>
    <style:style style:name="P8" style:family="paragraph" style:parent-style-name="Standard">
      <style:text-properties style:language-asian="zh" style:country-asian="CN"/>
    </style:style>
    <style:style style:name="P9" style:family="paragraph" style:parent-style-name="Preformatted_20_Text">
      <style:paragraph-properties fo:margin-top="0cm" fo:margin-bottom="0cm" fo:text-align="start" style:justify-single-word="false" fo:widows="1" fo:padding="0cm" fo:border="none"/>
      <style:text-properties fo:font-variant="normal" fo:text-transform="none" fo:color="#666666" style:text-line-through-style="none" fo:font-size="12pt" fo:letter-spacing="normal" style:text-underline-style="none" style:text-blinking="false" style:font-name-asian="apple-system" style:font-size-asian="12pt" style:language-asian="zh" style:country-asian="CN" style:font-style-asian="normal" style:font-weight-asian="normal" style:font-size-complex="12pt"/>
    </style:style>
    <style:style style:name="P10" style:family="paragraph" style:parent-style-name="Preformatted_20_Text">
      <style:paragraph-properties fo:margin-top="0cm" fo:margin-bottom="0cm" fo:text-align="start" style:justify-single-word="false" fo:widows="1" fo:padding="0cm" fo:border="none"/>
      <style:text-properties fo:font-variant="normal" fo:text-transform="none" fo:color="#333333" style:text-line-through-style="none" fo:font-size="12pt" fo:letter-spacing="normal" style:text-underline-style="none" style:text-blinking="false" style:font-name-asian="Microsoft YaHei" style:font-size-asian="12pt" style:language-asian="zh" style:country-asian="CN" style:font-style-asian="normal" style:font-weight-asian="normal" style:font-size-complex="12pt"/>
    </style:style>
    <style:style style:name="P11" style:family="paragraph" style:parent-style-name="Preformatted_20_Text">
      <style:paragraph-properties fo:margin-top="0cm" fo:margin-bottom="0cm" fo:text-align="start" style:justify-single-word="false" fo:widows="1" fo:padding="0cm" fo:border="none"/>
      <style:text-properties fo:font-size="12pt" style:font-size-asian="12pt" style:language-asian="zh" style:country-asian="CN" style:font-size-complex="12pt"/>
    </style:style>
    <style:style style:name="T1" style:family="text">
      <style:text-properties style:font-name="Microsoft YaHei" fo:font-size="9.75pt" fo:font-style="normal" fo:font-weight="normal"/>
    </style:style>
    <style:style style:name="T2" style:family="text">
      <style:text-properties style:font-name-asian="Microsoft YaHei" style:font-size-asian="9.75pt" style:font-style-asian="normal" style:font-weight-asian="normal"/>
    </style:style>
    <style:style style:name="T3" style:family="text">
      <style:text-properties fo:color="#666666" style:font-name-asian="apple-system" style:font-style-asian="normal" style:font-weight-asian="normal"/>
    </style:style>
    <style:style style:name="T4" style:family="text">
      <style:text-properties fo:color="#666666" style:font-name="apple-system" fo:font-style="normal" fo:font-weight="normal" style:font-name-asian="Microsoft YaHei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1、C语言实现的跨平台ini解析库inirw</text:p>
      <text:p text:style-name="P1"/>
      <text:p text:style-name="P2"><text:span text:style-name="T2">纯</text:span><text:span text:style-name="T1">c</text:span><text:span text:style-name="T2">读写</text:span><text:span text:style-name="T1">ini</text:span><text:span text:style-name="T2">配置文件</text:span></text:p>
      <text:p text:style-name="P3"><text:span text:style-name="T2">用</text:span><text:span text:style-name="T1">c/c++</text:span><text:span text:style-name="T2">读写</text:span><text:span text:style-name="T1">ini</text:span><text:span text:style-name="T2">配置文件有不少第三方的开源库，如</text:span><text:span text:style-name="T1">iniparser</text:span><text:span text:style-name="T2">、</text:span><text:span text:style-name="T1">libini</text:span><text:span text:style-name="T2">、</text:span><text:span text:style-name="T1">rwini</text:span><text:span text:style-name="T2">、</text:span><text:span text:style-name="T1">UltraLightINIParser</text:span><text:span text:style-name="T2">等，但都不理想，往往代码较大、功能较弱、</text:span></text:p>
      <text:p text:style-name="P7"/>
      <text:p text:style-name="P3"><text:span text:style-name="T2">接口使用不方便。尤其在大小写处理、前后空格、各种注释、跨平台换行符支持、带引号字符串处理、无</text:span><text:span text:style-name="T1">section</text:span><text:span text:style-name="T2">操作、原格式保持等方面存在问题。</text:span></text:p>
      <text:p text:style-name="P3"><text:span text:style-name="T2">现将本人精心制作的</text:span><text:span text:style-name="T1">ini</text:span><text:span text:style-name="T2">读写程序源码奉献给大家，纯</text:span><text:span text:style-name="T1">c</text:span><text:span text:style-name="T2">编写，简洁好用。支持</text:span><text:span text:style-name="T1">windows</text:span><text:span text:style-name="T2">和</text:span><text:span text:style-name="T1">linux</text:span><text:span text:style-name="T2">。</text:span></text:p>
      <text:p text:style-name="P4">主要特点：</text:p>
      <text:p text:style-name="P3"><text:s text:c="2"/><text:span text:style-name="T1">1</text:span><text:span text:style-name="T2">、支持</text:span><text:span text:style-name="T1">;</text:span><text:span text:style-name="T2">和</text:span><text:span text:style-name="T1">#</text:span><text:span text:style-name="T2">注释符号，支持行尾注释。</text:span></text:p>
      <text:p text:style-name="P3"><text:s text:c="2"/><text:span text:style-name="T1">2</text:span><text:span text:style-name="T2">、支持带引号</text:span><text:span text:style-name="T1">'</text:span><text:span text:style-name="T2">或</text:span><text:span text:style-name="T1">"</text:span><text:span text:style-name="T2">成对匹配的字符串，提取时自动去引号。引号中可带其它引号或</text:span><text:span text:style-name="T1">;#</text:span><text:span text:style-name="T2">注释符。</text:span></text:p>
      <text:p text:style-name="P3"><text:s text:c="2"/><text:span text:style-name="T1">3</text:span><text:span text:style-name="T2">、支持无</text:span><text:span text:style-name="T1">section</text:span><text:span text:style-name="T2">或空</text:span><text:span text:style-name="T1">section(</text:span><text:span text:style-name="T2">名称为空</text:span><text:span text:style-name="T1">)</text:span><text:span text:style-name="T2">。</text:span></text:p>
      <text:p text:style-name="P3"><text:s text:c="2"/><text:span text:style-name="T1">4</text:span><text:span text:style-name="T2">、支持</text:span><text:span text:style-name="T1">10</text:span><text:span text:style-name="T2">、</text:span><text:span text:style-name="T1">16</text:span><text:span text:style-name="T2">、</text:span><text:span text:style-name="T1">8</text:span><text:span text:style-name="T2">进制数，</text:span><text:span text:style-name="T1">0x</text:span><text:span text:style-name="T2">开头为</text:span><text:span text:style-name="T1">16</text:span><text:span text:style-name="T2">进制数，</text:span><text:span text:style-name="T1">0</text:span><text:span text:style-name="T2">开头为</text:span><text:span text:style-name="T1">8</text:span><text:span text:style-name="T2">进制。</text:span></text:p>
      <text:p text:style-name="P3"><text:s text:c="2"/><text:span text:style-name="T1">5</text:span><text:span text:style-name="T2">、支持</text:span><text:span text:style-name="T1">section</text:span><text:span text:style-name="T2">、</text:span><text:span text:style-name="T1">key</text:span><text:span text:style-name="T2">或</text:span><text:span text:style-name="T1">=</text:span><text:span text:style-name="T2">号前后带空格。</text:span></text:p>
      <text:p text:style-name="P3"><text:s text:c="2"/><text:span text:style-name="T1">6</text:span><text:span text:style-name="T2">、支持</text:span><text:span text:style-name="T1">\n</text:span><text:span text:style-name="T2">、</text:span><text:span text:style-name="T1">\r</text:span><text:span text:style-name="T2">、</text:span><text:span text:style-name="T1">\r\n</text:span><text:span text:style-name="T2">或</text:span><text:span text:style-name="T1">\n\r</text:span><text:span text:style-name="T2">换行格式。</text:span></text:p>
      <text:p text:style-name="P3"><text:s text:c="2"/><text:span text:style-name="T1">7</text:span><text:span text:style-name="T2">、不区分</text:span><text:span text:style-name="T1">section</text:span><text:span text:style-name="T2">、</text:span><text:span text:style-name="T1">key</text:span><text:span text:style-name="T2">大小写，但写入时以新串为准，并保持其大小写。</text:span></text:p>
      <text:p text:style-name="P3"><text:s text:c="2"/><text:span text:style-name="T1">8</text:span><text:span text:style-name="T2">、新增数据时，若</text:span><text:span text:style-name="T1">section</text:span><text:span text:style-name="T2">存在则在该节最后一个有效数据后添加，否则在文件尾部添加。</text:span></text:p>
      <text:p text:style-name="P7"/>
      <text:p text:style-name="P3"><text:s text:c="2"/><text:span text:style-name="T1">9</text:span><text:span text:style-name="T2">、支持指定</text:span><text:span text:style-name="T1">key</text:span><text:span text:style-name="T2">所在整行删除，即删除该键值，包括注释。</text:span></text:p>
      <text:p text:style-name="P3"><text:s text:c="2"/><text:span text:style-name="T1">10</text:span><text:span text:style-name="T2">、可自动跳过格式错误行，修改时仍然保留。</text:span></text:p>
      <text:p text:style-name="P3"><text:s text:c="2"/><text:span text:style-name="T1">11</text:span><text:span text:style-name="T2">、修改时保留原注释：包括整行注释、行尾注释</text:span><text:span text:style-name="T1">(</text:span><text:span text:style-name="T2">包括前面空格</text:span><text:span text:style-name="T1">)</text:span><text:span text:style-name="T2">。</text:span></text:p>
      <text:p text:style-name="P3"><text:s text:c="2"/><text:span text:style-name="T1">12</text:span><text:span text:style-name="T2">、修改时保留原空行。以上三点主要是尽量保留原格式。</text:span></text:p>
      <text:p text:style-name="P4">不足之处：</text:p>
      <text:p text:style-name="P3"><text:s text:c="2"/><text:span text:style-name="T1">1</text:span><text:span text:style-name="T2">、不支持单</text:span><text:span text:style-name="T1">key</text:span><text:span text:style-name="T2">多</text:span><text:span text:style-name="T1">value(</text:span><text:span text:style-name="T2">逗号分割</text:span><text:span text:style-name="T1">)</text:span><text:span text:style-name="T2">，只能一次性提取后自行处理。</text:span></text:p>
      <text:p text:style-name="P3"><text:s text:c="2"/><text:span text:style-name="T1">2</text:span><text:span text:style-name="T2">、不支持同名重复</text:span><text:span text:style-name="T1">section</text:span><text:span text:style-name="T2">和</text:span><text:span text:style-name="T1">key</text:span><text:span text:style-name="T2">。</text:span><text:span text:style-name="T1">(</text:span><text:span text:style-name="T2">重复</text:span><text:span text:style-name="T1">section</text:span><text:span text:style-name="T2">可视为错误，重复</text:span><text:span text:style-name="T1">key</text:span><text:span text:style-name="T2">则可能造成分歧</text:span><text:span text:style-name="T1">)</text:span></text:p>
      <text:p text:style-name="P3"><text:s text:c="2"/><text:span text:style-name="T1">3</text:span><text:span text:style-name="T2">、不能提取所有</text:span><text:span text:style-name="T1">section</text:span><text:span text:style-name="T2">或</text:span><text:span text:style-name="T1">key</text:span><text:span text:style-name="T2">名称。</text:span></text:p>
      <text:p text:style-name="P7"/>
      <text:p text:style-name="P3"><text:span text:style-name="T2">使用只需两个文件</text:span><text:span text:style-name="T1">inirw.h</text:span><text:span text:style-name="T2">、</text:span><text:span text:style-name="T1">inirw.c</text:span><text:span text:style-name="T2">，另有测试程序和工程文件，支持</text:span><text:span text:style-name="T1">windows</text:span><text:span text:style-name="T2">和</text:span><text:span text:style-name="T1">linux</text:span><text:span text:style-name="T2">。</text:span></text:p>
      <text:p text:style-name="P4"/>
      <text:p text:style-name="P4"/>
      <text:p text:style-name="P4"/>
      <text:p text:style-name="P5">2、inifile2</text:p>
      <text:p text:style-name="P6"><text:span text:style-name="T3">一个轻量级的</text:span><text:span text:style-name="T4">inifile</text:span><text:span text:style-name="T3">文件解析库，支持解析、修改、保存</text:span><text:span text:style-name="T4">ini</text:span><text:span text:style-name="T3">文件.</text:span></text:p>
      <text:p text:style-name="P9"/>
      <text:p text:style-name="P9"/>
      <text:p text:style-name="P11">总结：ini文件主要作为配置文件，解析库不需要特别多的功能，简单稳定即可。</text:p>
      <text:p text:style-name="P5">inirw库是C语言实现的跨平台ini解析库。</text:p>
      <text:p text:style-name="P5">inifile2库是C++语言实现的跨平台ini解析库。</text:p>
      <text:p text:style-name="P1"><text:a xlink:type="simple" xlink:href="https://github.com/stevemarple/IniFile" text:style-name="Internet_20_link" text:visited-style-name="Visited_20_Internet_20_Link">https://github.com/stevemarple/IniFile</text:a></text:p>
      <text:p text:style-name="P1"><text:a xlink:type="simple" xlink:href="https://github.com/Winnerhust/inifile2" text:style-name="Internet_20_link" text:visited-style-name="Visited_20_Internet_20_Link">https://github.com/Winnerhust/inifile2</text:a></text:p>
      <text:p text:style-name="P1"/>
      <text:p text:style-name="P1">http://blog.csdn.net/qq910894904/article/details/385834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crosoft YaHei" svg:font-family="'Microsoft YaHei'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44S</meta:editing-duration>
    <meta:editing-cycles>19</meta:editing-cycles>
    <meta:generator>OpenOffice/4.1.0$Win32 OpenOffice.org_project/410m18$Build-9764</meta:generator>
    <dc:date>2016-08-31T15:22:08.25</dc:date>
    <dc:creator>wei li</dc:creator>
    <meta:document-statistic meta:table-count="0" meta:image-count="0" meta:object-count="0" meta:page-count="1" meta:paragraph-count="31" meta:word-count="703" meta:character-count="1070"/>
    <meta:user-defined meta:name="Info 1"/>
    <meta:user-defined meta:name="Info 2"/>
    <meta:user-defined meta:name="Info 3"/>
    <meta:user-defined meta:name="Info 4"/>
  </office:meta>
</office:document-meta>
</file>